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Config.SpringConfig( double tension , double fri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Config.fromBouncinessAndSpeed( double bounciness , double spe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Config.fromOrigamiTensionAndFriction( double qcTension , double qcFri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